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2" manifest:media-type="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 9 Pitch" svg:font-family="'Courier 9 Pitch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en" fo:country="US"/>
    </style:style>
    <style:style style:name="P2" style:family="paragraph" style:parent-style-name="Standard">
      <style:text-properties style:font-name="Arial" fo:language="en" fo:country="US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language="en" fo:country="US" fo:font-weight="bold" style:font-weight-asian="bold" style:font-weight-complex="bold"/>
    </style:style>
    <style:style style:name="P4" style:family="paragraph" style:parent-style-name="Standard">
      <style:text-properties style:font-name="Arial" fo:language="en" fo:country="US" fo:font-weight="bold" officeooo:paragraph-rsid="00196d0b" style:font-weight-asian="bold" style:font-weight-complex="bold"/>
    </style:style>
    <style:style style:name="P5" style:family="paragraph" style:parent-style-name="Standard">
      <style:text-properties style:font-name="Arial" fo:language="en" fo:country="US" fo:font-weight="bold" officeooo:rsid="004432fc" officeooo:paragraph-rsid="004432fc" style:font-weight-asian="bold" style:font-weight-complex="bold"/>
    </style:style>
    <style:style style:name="P6" style:family="paragraph" style:parent-style-name="Standard">
      <style:text-properties style:font-name="Arial" fo:language="en" fo:country="US" fo:font-weight="bold" officeooo:rsid="0045df7d" officeooo:paragraph-rsid="0045df7d" style:font-weight-asian="bold" style:font-weight-complex="bold"/>
    </style:style>
    <style:style style:name="P7" style:family="paragraph" style:parent-style-name="Standard">
      <style:text-properties style:font-name="Arial" fo:language="en" fo:country="US" fo:font-weight="bold" officeooo:rsid="0027396b" officeooo:paragraph-rsid="0027396b" style:font-weight-asian="bold" style:font-weight-complex="bold"/>
    </style:style>
    <style:style style:name="P8" style:family="paragraph" style:parent-style-name="Standard">
      <style:text-properties style:font-name="Arial" fo:language="en" fo:country="US" officeooo:rsid="00196d0b" officeooo:paragraph-rsid="00196d0b"/>
    </style:style>
    <style:style style:name="P9" style:family="paragraph" style:parent-style-name="Standard">
      <style:text-properties style:font-name="Arial" fo:language="en" fo:country="US" officeooo:paragraph-rsid="00196d0b"/>
    </style:style>
    <style:style style:name="P10" style:family="paragraph" style:parent-style-name="Standard">
      <style:text-properties style:font-name="Arial" fo:language="en" fo:country="US" officeooo:paragraph-rsid="00154f85"/>
    </style:style>
    <style:style style:name="P11" style:family="paragraph" style:parent-style-name="Standard">
      <style:text-properties style:font-name="Arial" fo:language="en" fo:country="US" officeooo:rsid="001a9a9d" officeooo:paragraph-rsid="001a9a9d"/>
    </style:style>
    <style:style style:name="P12" style:family="paragraph" style:parent-style-name="Standard">
      <style:text-properties style:font-name="Arial" fo:language="en" fo:country="US" officeooo:rsid="001f790b" officeooo:paragraph-rsid="001f790b"/>
    </style:style>
    <style:style style:name="P13" style:family="paragraph" style:parent-style-name="Standard">
      <style:text-properties style:font-name="Arial" fo:language="en" fo:country="US" officeooo:rsid="002c89eb" officeooo:paragraph-rsid="002c89eb"/>
    </style:style>
    <style:style style:name="P14" style:family="paragraph" style:parent-style-name="Standard">
      <style:text-properties style:font-name="Arial" fo:language="en" fo:country="US" officeooo:rsid="0027396b" officeooo:paragraph-rsid="0027396b"/>
    </style:style>
    <style:style style:name="P15" style:family="paragraph" style:parent-style-name="Standard">
      <style:text-properties style:font-name="Arial" fo:language="en" fo:country="US" officeooo:paragraph-rsid="0027396b"/>
    </style:style>
    <style:style style:name="P16" style:family="paragraph" style:parent-style-name="Standard">
      <style:text-properties style:font-name="Arial" fo:language="en" fo:country="US" style:text-underline-style="none"/>
    </style:style>
    <style:style style:name="P17" style:family="paragraph" style:parent-style-name="Standard">
      <style:text-properties style:font-name="Arial" fo:language="en" fo:country="US" officeooo:paragraph-rsid="00310943"/>
    </style:style>
    <style:style style:name="P18" style:family="paragraph" style:parent-style-name="Standard">
      <style:text-properties style:font-name="Arial" fo:language="en" fo:country="US" officeooo:rsid="00310943" officeooo:paragraph-rsid="00310943"/>
    </style:style>
    <style:style style:name="P19" style:family="paragraph" style:parent-style-name="Standard">
      <style:text-properties style:font-name="Arial" fo:language="en" fo:country="US" officeooo:rsid="0031e795" officeooo:paragraph-rsid="002c89eb"/>
    </style:style>
    <style:style style:name="P20" style:family="paragraph" style:parent-style-name="Standard">
      <style:text-properties style:font-name="Arial" fo:language="en" fo:country="US" officeooo:rsid="0041fc8c" officeooo:paragraph-rsid="0041fc8c"/>
    </style:style>
    <style:style style:name="P21" style:family="paragraph" style:parent-style-name="Standard">
      <style:text-properties style:font-name="Arial" fo:language="en" fo:country="US" officeooo:rsid="004432fc" officeooo:paragraph-rsid="004432fc"/>
    </style:style>
    <style:style style:name="P22" style:family="paragraph" style:parent-style-name="Standard">
      <style:text-properties style:font-name="Arial" fo:language="en" fo:country="US" officeooo:rsid="00476913" officeooo:paragraph-rsid="00476913"/>
    </style:style>
    <style:style style:name="P23" style:family="paragraph" style:parent-style-name="Standard">
      <style:text-properties style:font-name="Arial" fo:language="en" fo:country="US" officeooo:paragraph-rsid="00476913"/>
    </style:style>
    <style:style style:name="P24" style:family="paragraph" style:parent-style-name="Standard">
      <style:text-properties style:font-name="Arial" fo:language="en" fo:country="US" officeooo:rsid="0047d7a0" officeooo:paragraph-rsid="0047d7a0"/>
    </style:style>
    <style:style style:name="P25" style:family="paragraph" style:parent-style-name="Standard">
      <style:text-properties style:font-name="Arial" fo:language="en" fo:country="US" officeooo:rsid="00486691" officeooo:paragraph-rsid="00486691"/>
    </style:style>
    <style:style style:name="P26" style:family="paragraph" style:parent-style-name="Standard">
      <style:text-properties style:font-name="Arial" fo:language="en" fo:country="US" officeooo:rsid="0049248c" officeooo:paragraph-rsid="0049248c"/>
    </style:style>
    <style:style style:name="P27" style:family="paragraph" style:parent-style-name="Standard">
      <style:text-properties style:font-name="Arial" fo:language="en" fo:country="US" fo:font-weight="normal" officeooo:rsid="00486691" officeooo:paragraph-rsid="00486691" style:font-weight-asian="normal" style:font-weight-complex="normal"/>
    </style:style>
    <style:style style:name="P28" style:family="paragraph" style:parent-style-name="Standard">
      <style:text-properties style:font-name="Arial" fo:language="en" fo:country="US" officeooo:rsid="00427cd6" officeooo:paragraph-rsid="004cfb59"/>
    </style:style>
    <style:style style:name="P29" style:family="paragraph" style:parent-style-name="Standard">
      <style:text-properties style:font-name="Arial" fo:font-size="12pt" fo:language="en" fo:country="US" officeooo:paragraph-rsid="00154f85" style:font-size-asian="12pt" style:font-size-complex="12pt"/>
    </style:style>
    <style:style style:name="P30" style:family="paragraph" style:parent-style-name="Standard">
      <style:text-properties style:font-name="Courier 9 Pitch" fo:font-size="9pt" fo:language="en" fo:country="US" fo:font-weight="normal" officeooo:rsid="00314ac9" officeooo:paragraph-rsid="0033d352" style:font-size-asian="9pt" style:font-weight-asian="normal" style:font-size-complex="9pt" style:font-weight-complex="normal"/>
    </style:style>
    <style:style style:name="P31" style:family="paragraph" style:parent-style-name="Standard">
      <style:text-properties style:font-name="Courier 9 Pitch" fo:font-size="9pt" fo:language="en" fo:country="US" fo:font-weight="bold" officeooo:rsid="00309b45" officeooo:paragraph-rsid="0033d352" style:font-size-asian="9pt" style:font-weight-asian="bold" style:font-size-complex="9pt" style:font-weight-complex="bold"/>
    </style:style>
    <style:style style:name="P32" style:family="paragraph" style:parent-style-name="Standard">
      <style:text-properties style:font-name="Courier 9 Pitch" fo:font-size="9pt" fo:language="en" fo:country="US" fo:font-weight="bold" officeooo:rsid="00314ac9" officeooo:paragraph-rsid="0033d352" style:font-size-asian="9pt" style:font-weight-asian="bold" style:font-size-complex="9pt" style:font-weight-complex="bold"/>
    </style:style>
    <style:style style:name="P33" style:family="paragraph" style:parent-style-name="Standard">
      <style:text-properties style:font-name="Arial1" fo:language="en" fo:country="US" officeooo:rsid="00187362"/>
    </style:style>
    <style:style style:name="P34" style:family="paragraph" style:parent-style-name="Standard">
      <style:paragraph-properties fo:break-before="page"/>
      <style:text-properties style:font-name="Arial" fo:language="en" fo:country="US" fo:font-weight="bold" officeooo:rsid="00486691" officeooo:paragraph-rsid="00486691" style:font-weight-asian="bold" style:font-weight-complex="bold"/>
    </style:style>
    <style:style style:name="P35" style:family="paragraph" style:parent-style-name="Standard">
      <style:paragraph-properties fo:break-before="page"/>
      <style:text-properties style:font-name="Arial" fo:language="en" fo:country="US" fo:font-weight="bold" officeooo:rsid="00476913" officeooo:paragraph-rsid="00476913" style:font-weight-asian="bold" style:font-weight-complex="bold"/>
    </style:style>
    <style:style style:name="P36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24pt" fo:language="en" fo:country="US" fo:font-weight="bold" style:font-size-asian="24pt" style:font-weight-asian="bold" style:font-size-complex="24pt" style:font-weight-complex="bold"/>
    </style:style>
    <style:style style:name="P37" style:family="paragraph" style:parent-style-name="Standard">
      <style:text-properties style:font-name="Arial" fo:language="en" fo:country="US" officeooo:rsid="004cfb59" officeooo:paragraph-rsid="004cfb59"/>
    </style:style>
    <style:style style:name="P38" style:family="paragraph">
      <style:paragraph-properties fo:margin-top="0cm" fo:margin-bottom="0cm" fo:text-align="center">
        <style:tab-stops/>
      </style:paragraph-properties>
    </style:style>
    <style:style style:name="P39" style:family="paragraph">
      <style:paragraph-properties fo:margin-top="0cm" fo:margin-bottom="0cm" fo:text-align="center">
        <style:tab-stops>
          <style:tab-stop style:position="0cm" style:type="right"/>
        </style:tab-stops>
      </style:paragraph-properties>
    </style:style>
    <style:style style:name="P40" style:family="paragraph">
      <style:paragraph-properties fo:margin-top="0cm" fo:margin-bottom="0cm" fo:text-align="center">
        <style:tab-stops>
          <style:tab-stop style:position="0.283cm" style:type="right"/>
        </style:tab-stops>
      </style:paragraph-properties>
    </style:style>
    <style:style style:name="P41" style:family="paragraph">
      <loext:graphic-properties draw:fill="none" draw:fill-color="#ffffff"/>
      <style:paragraph-properties fo:margin-top="0cm" fo:margin-bottom="0cm" fo:text-align="center">
        <style:tab-stops/>
      </style:paragraph-properties>
    </style:style>
    <style:style style:name="P42" style:family="paragraph">
      <style:paragraph-properties fo:text-align="center"/>
    </style:style>
    <style:style style:name="P43" style:family="paragraph">
      <loext:graphic-properties draw:fill="none" draw:fill-color="#ffffff"/>
      <style:paragraph-properties fo:text-align="center"/>
    </style:style>
    <style:style style:name="P44" style:family="paragraph">
      <loext:graphic-properties draw:fill-color="#ffffff" draw:opacity="0%"/>
      <style:paragraph-properties fo:text-align="center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="solid" draw:fill-color="#000000"/>
      <style:paragraph-properties fo:text-align="center"/>
    </style:style>
    <style:style style:name="P47" style:family="paragraph">
      <loext:graphic-properties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9248c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196d0b"/>
    </style:style>
    <style:style style:name="T5" style:family="text">
      <style:text-properties officeooo:rsid="001a9a9d"/>
    </style:style>
    <style:style style:name="T6" style:family="text">
      <style:text-properties officeooo:rsid="001c7dda"/>
    </style:style>
    <style:style style:name="T7" style:family="text">
      <style:text-properties style:text-position="sub 58%" style:font-size-asian="10.5pt"/>
    </style:style>
    <style:style style:name="T8" style:family="text">
      <style:text-properties style:text-position="sub 58%" officeooo:rsid="001c7dda" style:font-size-asian="10.5pt"/>
    </style:style>
    <style:style style:name="T9" style:family="text">
      <style:text-properties style:text-position="0% 100%" style:font-size-asian="10.5pt"/>
    </style:style>
    <style:style style:name="T10" style:family="text">
      <style:text-properties style:text-position="0% 100%" officeooo:rsid="001c7dda" style:font-size-asian="10.5pt"/>
    </style:style>
    <style:style style:name="T11" style:family="text">
      <style:text-properties style:text-position="0% 100%" officeooo:rsid="004432fc" style:font-size-asian="10.5pt"/>
    </style:style>
    <style:style style:name="T12" style:family="text">
      <style:text-properties style:text-position="0% 100%" officeooo:rsid="00310943" style:font-size-asian="10.5pt"/>
    </style:style>
    <style:style style:name="T13" style:family="text">
      <style:text-properties style:text-position="0% 100%" officeooo:rsid="00392217" style:font-size-asian="10.5pt"/>
    </style:style>
    <style:style style:name="T14" style:family="text">
      <style:text-properties style:text-position="0% 100%" officeooo:rsid="004cfb59" style:font-size-asian="10.5pt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 fo:font-weight="bold" officeooo:rsid="0049248c" style:font-weight-asian="bold" style:font-weight-complex="bold"/>
    </style:style>
    <style:style style:name="T17" style:family="text">
      <style:text-properties officeooo:rsid="00334eec"/>
    </style:style>
    <style:style style:name="T18" style:family="text">
      <style:text-properties officeooo:rsid="0032c96b"/>
    </style:style>
    <style:style style:name="T19" style:family="text">
      <style:text-properties officeooo:rsid="0034d519"/>
    </style:style>
    <style:style style:name="T20" style:family="text">
      <style:text-properties officeooo:rsid="00392217"/>
    </style:style>
    <style:style style:name="T21" style:family="text">
      <style:text-properties officeooo:rsid="00427cd6"/>
    </style:style>
    <style:style style:name="T22" style:family="text">
      <style:text-properties officeooo:rsid="0047d7a0"/>
    </style:style>
    <style:style style:name="T23" style:family="text">
      <style:text-properties officeooo:rsid="00482c40"/>
    </style:style>
    <style:style style:name="T24" style:family="text">
      <style:text-properties officeooo:rsid="0049248c"/>
    </style:style>
    <style:style style:name="T25" style:family="text">
      <style:text-properties officeooo:rsid="004cfb59"/>
    </style:style>
    <style:style style:name="T26" style:family="text">
      <style:text-properties officeooo:rsid="004eb3c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51cm" svg:stroke-color="#000000" draw:marker-start-width="0.432cm" draw:marker-end-width="0.432cm" draw:fill="none" draw:fill-color="#ffffff" fo:min-height="1.552cm" fo:padding-top="0.025cm" fo:padding-bottom="0.025cm" fo:padding-left="0.025cm" fo:padding-right="0.025cm" style:run-through="foreground"/>
      <style:paragraph-properties style:writing-mode="lr-tb"/>
    </style:style>
    <style:style style:name="gr3" style:family="graphic">
      <style:graphic-properties draw:stroke="solid" svg:stroke-width="0.041cm" svg:stroke-color="#000000" draw:marker-start-width="0.42cm" draw:marker-end-width="0.42cm" draw:fill="none" draw:fill-color="#ffffff" fo:min-height="1.552cm" fo:padding-top="0.019cm" fo:padding-bottom="0.019cm" fo:padding-left="0.019cm" fo:padding-right="0.019cm" style:run-through="foreground"/>
      <style:paragraph-properties style:writing-mode="lr-tb"/>
    </style:style>
    <style:style style:name="gr4" style:family="graphic">
      <style:graphic-properties svg:stroke-width="0.051cm" svg:stroke-color="#000000" draw:marker-start-width="0.432cm" draw:marker-end-width="0.432cm" draw:textarea-horizontal-align="center" draw:textarea-vertical-align="middle" fo:padding-top="0.025cm" fo:padding-bottom="0.025cm" fo:padding-left="0.025cm" fo:padding-right="0.025cm" style:run-through="foreground"/>
    </style:style>
    <style:style style:name="gr5" style:family="graphic">
      <style:graphic-properties draw:stroke="solid" svg:stroke-width="0.041cm" svg:stroke-color="#000000" draw:marker-start-width="0.409cm" draw:marker-end-width="0.409cm" draw:fill="none" draw:fill-color="#ffffff" fo:min-height="1.57cm" fo:padding-top="0.019cm" fo:padding-bottom="0.019cm" fo:padding-left="0.019cm" fo:padding-right="0.019cm" style:run-through="foreground"/>
      <style:paragraph-properties style:writing-mode="lr-tb"/>
    </style:style>
    <style:style style:name="gr6" style:family="graphic">
      <style:graphic-properties svg:stroke-width="0.051cm" svg:stroke-color="#000000" draw:marker-start-width="0.432cm" draw:marker-end-width="0.432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-color="#ffffff" draw:opacity="0%" draw:textarea-horizontal-align="center" draw:textarea-vertical-align="middle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1cm" svg:stroke-color="#000000" draw:marker-start-width="0.409cm" draw:marker-end-width="0.409cm" draw:textarea-horizontal-align="center" draw:textarea-vertical-align="middle" fo:padding-top="0.019cm" fo:padding-bottom="0.019cm" fo:padding-left="0.019cm" fo:padding-right="0.019cm" style:run-through="foreground"/>
    </style:style>
    <style:style style:name="gr9" style:family="graphic">
      <style:graphic-properties svg:stroke-width="0.041cm" svg:stroke-color="#000000" draw:marker-start-width="0.409cm" draw:marker-end-width="0.409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5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11" style:family="graphic">
      <style:graphic-properties style:run-through="foreground"/>
    </style:style>
    <style:style style:name="gr12" style:family="graphic">
      <style:graphic-properties svg:stroke-width="0.025cm" svg:stroke-color="#000000" draw:marker-start-width="0.381cm" draw:marker-end-width="0.381cm" draw:fill="solid" draw:fill-color="#000000" draw:textarea-horizontal-align="center" draw:textarea-vertical-align="middle" fo:padding-top="0.012cm" fo:padding-bottom="0.012cm" fo:padding-left="0.012cm" fo:padding-right="0.012cm" style:run-through="foreground"/>
    </style:style>
    <style:style style:name="gr13" style:family="graphic">
      <style:graphic-properties svg:stroke-width="0.025cm" svg:stroke-color="#000000" draw:marker-start-width="0.381cm" draw:marker-end-width="0.381cm" draw:textarea-horizontal-align="center" draw:textarea-vertical-align="middle" fo:padding-top="0.012cm" fo:padding-bottom="0.012cm" fo:padding-left="0.012cm" fo:padding-right="0.012cm" style:run-through="foreground"/>
    </style:style>
    <style:style style:name="gr14" style:family="graphic">
      <style:graphic-properties svg:stroke-color="#000000" draw:fill-color="#ffffff" draw:textarea-horizontal-align="center" draw:textarea-vertical-align="middle" style:run-through="foreground"/>
      <style:paragraph-properties style:writing-mode="lr-tb"/>
    </style:style>
    <style:style style:name="gr15" style:family="graphic">
      <style:graphic-properties svg:stroke-color="#000000" draw:textarea-horizontal-align="center" draw:textarea-vertical-align="middle" style:run-through="foreground"/>
    </style:style>
    <style:style style:name="gr16" style:family="graphic">
      <style:graphic-properties svg:stroke-width="0.025cm" svg:stroke-color="#000000" draw:marker-start-width="0.381cm" draw:marker-end-width="0.381cm" draw:textarea-horizontal-align="center" draw:textarea-vertical-align="middle" fo:padding-top="0.012cm" fo:padding-bottom="0.012cm" fo:padding-left="0.012cm" fo:padding-right="0.012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CPSC 240 <text:span text:style-name="T20">Assignment 5</text:span></text:p>
      <text:p text:style-name="P3">Electric Circuits in Parallel</text:p>
      <text:p text:style-name="P33"/>
      <text:p text:style-name="P31"><draw:rect text:anchor-type="paragraph" draw:z-index="12" draw:style-name="gr7" draw:text-style-name="P44" svg:width="17.604cm" svg:height="1.077cm" svg:x="-0.021cm" svg:y="0.011cm"><text:p/></draw:rect>This work is licensed under the Creative Commons Attribution-ShareAlike 4.0 International License. To view a copy of this license, visit http://creativecommons.org/licenses/by-sa/4.0/ or send a letter to Creative Commons, PO Box 1866, Mountain View, CA 94042, USA.</text:p>
      <text:p text:style-name="P32"/>
      <text:p text:style-name="P30">Non-legal summary <text:span text:style-name="T17">in common language</text:span>: You may copy and distribute this document. <text:s/>You may modify this document, and distribute the modified document. <text:s/>You must maintain the attribution to all authors of the original document <text:span text:style-name="T18">and</text:span> modifications thereof. <text:s/>Modified documents must be distributed under the original license. <text:s/><text:span text:style-name="T19">This is a ‘free’ document.</text:span></text:p>
      <text:p text:style-name="P1"/>
      <text:p text:style-name="P1"/>
      <text:p text:style-name="P2">Introduction</text:p>
      <text:p text:style-name="P1"/>
      <text:p text:style-name="P20">Experience using the system clock to measure the performance of your computer solving a problem.</text:p>
      <text:p text:style-name="P8"/>
      <text:p text:style-name="P9"/>
      <text:p text:style-name="P1"/>
      <text:p text:style-name="P4">Background for the application</text:p>
      <text:p text:style-name="P1"/>
      <text:p text:style-name="P10">This assignment uses direct current circuits with <text:span text:style-name="T4">multiple</text:span> devices wired in parallel. <text:s/>An engineering schematic <text:span text:style-name="T5">for four devices wired in parallel will be the following d</text:span>iagram.</text:p>
      <text:p text:style-name="P10"/>
      <text:p text:style-name="P10"><draw:g text:anchor-type="paragraph" draw:z-index="0" draw:style-name="gr1"><draw:line draw:style-name="gr13" draw:text-style-name="P42" svg:x1="5.948cm" svg:y1="0.35cm" svg:x2="5.648cm" svg:y2="0.071cm"><text:p/></draw:line><draw:line draw:style-name="gr13" draw:text-style-name="P42" svg:x1="5.948cm" svg:y1="0.353cm" svg:x2="5.648cm" svg:y2="0.57cm"><text:p/></draw:line></draw:g><draw:g text:anchor-type="paragraph" draw:z-index="1" draw:style-name="gr1"><draw:line draw:style-name="gr13" draw:text-style-name="P42" svg:x1="5.532cm" svg:y1="4.416cm" svg:x2="5.85cm" svg:y2="4.178cm"><text:p/></draw:line><draw:line draw:style-name="gr13" draw:text-style-name="P42" svg:x1="5.532cm" svg:y1="4.416cm" svg:x2="5.85cm" svg:y2="4.575cm"><text:p/></draw:line></draw:g><draw:g text:anchor-type="paragraph" draw:z-index="2" draw:style-name="gr1"><draw:line draw:style-name="gr13" draw:text-style-name="P42" svg:x1="11.489cm" svg:y1="0.368cm" svg:x2="11.224cm" svg:y2="0.13cm"><text:p/></draw:line><draw:line draw:style-name="gr13" draw:text-style-name="P42" svg:x1="11.489cm" svg:y1="0.351cm" svg:x2="11.224cm" svg:y2="0.635cm"><text:p/></draw:line></draw:g><draw:g text:anchor-type="paragraph" draw:z-index="3" draw:style-name="gr1"><draw:line draw:style-name="gr13" draw:text-style-name="P42" svg:x1="14.953cm" svg:y1="0.368cm" svg:x2="14.609cm" svg:y2="0.13cm"><text:p/></draw:line><draw:line draw:style-name="gr13" draw:text-style-name="P42" svg:x1="14.953cm" svg:y1="0.351cm" svg:x2="14.584cm" svg:y2="0.635cm"><text:p/></draw:line></draw:g><draw:g text:anchor-type="paragraph" draw:z-index="4" draw:style-name="gr1"><draw:line draw:style-name="gr13" draw:text-style-name="P42" svg:x1="8.128cm" svg:y1="4.417cm" svg:x2="8.393cm" svg:y2="4.205cm"><text:p/></draw:line><draw:line draw:style-name="gr13" draw:text-style-name="P42" svg:x1="8.128cm" svg:y1="4.416cm" svg:x2="8.419cm" svg:y2="4.654cm"><text:p/></draw:line></draw:g><draw:g text:anchor-type="paragraph" draw:z-index="6" draw:style-name="gr1"><draw:line draw:style-name="gr13" draw:text-style-name="P42" svg:x1="8.658cm" svg:y1="0.35cm" svg:x2="8.34cm" svg:y2="0.071cm"><text:p/></draw:line><draw:line draw:style-name="gr13" draw:text-style-name="P42" svg:x1="8.658cm" svg:y1="0.351cm" svg:x2="8.34cm" svg:y2="0.67cm"><text:p/></draw:line></draw:g><draw:line text:anchor-type="paragraph" draw:z-index="7" draw:style-name="gr16" draw:text-style-name="P42" svg:x1="4.353cm" svg:y1="0.349cm" svg:x2="16.399cm" svg:y2="0.349cm"><text:p/></draw:line><draw:g text:anchor-type="paragraph" draw:z-index="8" draw:style-name="gr1"><draw:g draw:style-name="gr11"><draw:line draw:style-name="gr12" draw:text-style-name="P46" svg:x1="4.08cm" svg:y1="1.859cm" svg:x2="4.609cm" svg:y2="1.859cm"><text:p/></draw:line><draw:line draw:style-name="gr12" draw:text-style-name="P46" svg:x1="4.186cm" svg:y1="2.362cm" svg:x2="4.504cm" svg:y2="2.362cm"><text:p/></draw:line><draw:line draw:style-name="gr12" draw:text-style-name="P46" svg:x1="4.159cm" svg:y1="2.018cm" svg:x2="4.503cm" svg:y2="2.018cm"><text:p/></draw:line><draw:line draw:style-name="gr12" draw:text-style-name="P46" svg:x1="4.08cm" svg:y1="2.178cm" svg:x2="4.609cm" svg:y2="2.178cm"><text:p/></draw:line></draw:g><draw:line draw:style-name="gr13" draw:text-style-name="P42" svg:x1="4.334cm" svg:y1="1.861cm" svg:x2="4.353cm" svg:y2="0.349cm"><text:p/></draw:line><draw:line draw:style-name="gr13" draw:text-style-name="P42" svg:x1="4.334cm" svg:y1="2.362cm" svg:x2="4.334cm" svg:y2="4.415cm"><text:p/></draw:line><draw:line draw:style-name="gr13" draw:text-style-name="P42" svg:x1="4.334cm" svg:y1="4.417cm" svg:x2="16.452cm" svg:y2="4.417cm"><text:p/></draw:line><draw:g draw:style-name="gr11"><draw:line draw:style-name="gr13" draw:text-style-name="P42" svg:x1="7.324cm" svg:y1="1.854cm" svg:x2="7.006cm" svg:y2="2.039cm"><text:p/></draw:line><draw:line draw:style-name="gr13" draw:text-style-name="P42" svg:x1="7.324cm" svg:y1="2.263cm" svg:x2="7.006cm" svg:y2="2.448cm"><text:p/></draw:line><draw:line draw:style-name="gr13" draw:text-style-name="P42" svg:x1="7.351cm" svg:y1="2.669cm" svg:x2="7.033cm" svg:y2="2.854cm"><text:p/></draw:line><draw:line draw:style-name="gr13" draw:text-style-name="P42" svg:x1="7.324cm" svg:y1="2.261cm" svg:x2="6.98cm" svg:y2="2.039cm"><text:p/></draw:line><draw:line draw:style-name="gr13" draw:text-style-name="P42" svg:x1="7.35cm" svg:y1="2.67cm" svg:x2="7.006cm" svg:y2="2.448cm"><text:p/></draw:line><draw:line draw:style-name="gr13" draw:text-style-name="P42" svg:x1="7.033cm" svg:y1="2.854cm" svg:x2="7.181cm" svg:y2="3.007cm"><text:p/></draw:line><draw:line draw:style-name="gr13" draw:text-style-name="P42" svg:x1="7.128cm" svg:y1="1.711cm" svg:x2="7.324cm" svg:y2="1.854cm"><text:p/></draw:line></draw:g><draw:g draw:style-name="gr11"><draw:line draw:style-name="gr13" draw:text-style-name="P42" svg:x1="10.113cm" svg:y1="1.822cm" svg:x2="9.795cm" svg:y2="2.007cm"><text:p/></draw:line><draw:line draw:style-name="gr13" draw:text-style-name="P42" svg:x1="10.113cm" svg:y1="2.231cm" svg:x2="9.795cm" svg:y2="2.416cm"><text:p/></draw:line><draw:line draw:style-name="gr13" draw:text-style-name="P42" svg:x1="10.138cm" svg:y1="2.638cm" svg:x2="9.82cm" svg:y2="2.823cm"><text:p/></draw:line><draw:line draw:style-name="gr13" draw:text-style-name="P42" svg:x1="10.114cm" svg:y1="2.231cm" svg:x2="9.77cm" svg:y2="2.009cm"><text:p/></draw:line><draw:line draw:style-name="gr13" draw:text-style-name="P42" svg:x1="10.139cm" svg:y1="2.637cm" svg:x2="9.795cm" svg:y2="2.415cm"><text:p/></draw:line><draw:line draw:style-name="gr13" draw:text-style-name="P42" svg:x1="9.82cm" svg:y1="2.822cm" svg:x2="9.968cm" svg:y2="2.975cm"><text:p/></draw:line><draw:line draw:style-name="gr13" draw:text-style-name="P42" svg:x1="9.917cm" svg:y1="1.679cm" svg:x2="10.113cm" svg:y2="1.822cm"><text:p/></draw:line></draw:g><draw:g draw:style-name="gr11"><draw:line draw:style-name="gr13" draw:text-style-name="P42" svg:x1="13.126cm" svg:y1="1.769cm" svg:x2="12.808cm" svg:y2="1.954cm"><text:p/></draw:line><draw:line draw:style-name="gr13" draw:text-style-name="P42" svg:x1="13.126cm" svg:y1="2.178cm" svg:x2="12.808cm" svg:y2="2.363cm"><text:p/></draw:line><draw:line draw:style-name="gr13" draw:text-style-name="P42" svg:x1="13.156cm" svg:y1="2.584cm" svg:x2="12.838cm" svg:y2="2.769cm"><text:p/></draw:line><draw:line draw:style-name="gr13" draw:text-style-name="P42" svg:x1="13.129cm" svg:y1="2.178cm" svg:x2="12.785cm" svg:y2="1.956cm"><text:p/></draw:line><draw:line draw:style-name="gr13" draw:text-style-name="P42" svg:x1="13.152cm" svg:y1="2.584cm" svg:x2="12.808cm" svg:y2="2.362cm"><text:p/></draw:line><draw:line draw:style-name="gr13" draw:text-style-name="P42" svg:x1="12.838cm" svg:y1="2.771cm" svg:x2="12.986cm" svg:y2="2.924cm"><text:p/></draw:line><draw:line draw:style-name="gr13" draw:text-style-name="P42" svg:x1="12.933cm" svg:y1="1.628cm" svg:x2="13.129cm" svg:y2="1.771cm"><text:p/></draw:line></draw:g><draw:line draw:style-name="gr13" draw:text-style-name="P42" svg:x1="7.128cm" svg:y1="1.712cm" svg:x2="7.128cm" svg:y2="0.349cm"><text:p/></draw:line><draw:line draw:style-name="gr13" draw:text-style-name="P42" svg:x1="9.917cm" svg:y1="1.712cm" svg:x2="9.935cm" svg:y2="0.349cm"><text:p/></draw:line><draw:line draw:style-name="gr13" draw:text-style-name="P42" svg:x1="16.399cm" svg:y1="1.632cm" svg:x2="16.41cm" svg:y2="0.367cm"><text:p/></draw:line><draw:g draw:style-name="gr11"><draw:line draw:style-name="gr13" draw:text-style-name="P42" svg:x1="16.585cm" svg:y1="1.727cm" svg:x2="16.267cm" svg:y2="1.912cm"><text:p/></draw:line><draw:line draw:style-name="gr13" draw:text-style-name="P42" svg:x1="16.585cm" svg:y1="2.136cm" svg:x2="16.267cm" svg:y2="2.321cm"><text:p/></draw:line><draw:line draw:style-name="gr13" draw:text-style-name="P42" svg:x1="16.611cm" svg:y1="2.542cm" svg:x2="16.293cm" svg:y2="2.727cm"><text:p/></draw:line><draw:line draw:style-name="gr13" draw:text-style-name="P42" svg:x1="16.581cm" svg:y1="2.134cm" svg:x2="16.237cm" svg:y2="1.912cm"><text:p/></draw:line><draw:line draw:style-name="gr13" draw:text-style-name="P42" svg:x1="16.611cm" svg:y1="2.543cm" svg:x2="16.267cm" svg:y2="2.321cm"><text:p/></draw:line><draw:line draw:style-name="gr13" draw:text-style-name="P42" svg:x1="16.293cm" svg:y1="2.727cm" svg:x2="16.441cm" svg:y2="2.88cm"><text:p/></draw:line><draw:line draw:style-name="gr13" draw:text-style-name="P42" svg:x1="16.387cm" svg:y1="1.584cm" svg:x2="16.583cm" svg:y2="1.727cm"><text:p/></draw:line></draw:g><draw:line draw:style-name="gr13" draw:text-style-name="P42" svg:x1="16.452cm" svg:y1="4.417cm" svg:x2="16.452cm" svg:y2="2.882cm"><text:p/></draw:line><draw:line draw:style-name="gr13" draw:text-style-name="P42" svg:x1="12.922cm" svg:y1="1.632cm" svg:x2="12.933cm" svg:y2="0.367cm"><text:p/></draw:line><draw:line draw:style-name="gr13" draw:text-style-name="P42" svg:x1="13.023cm" svg:y1="4.417cm" svg:x2="12.986cm" svg:y2="2.882cm"><text:p/></draw:line><draw:line draw:style-name="gr13" draw:text-style-name="P42" svg:x1="9.996cm" svg:y1="4.415cm" svg:x2="9.97cm" svg:y2="2.96cm"><text:p/></draw:line><draw:line draw:style-name="gr13" draw:text-style-name="P42" svg:x1="7.207cm" svg:y1="4.415cm" svg:x2="7.181cm" svg:y2="2.96cm"><text:p/></draw:line><draw:g draw:style-name="gr11"><draw:line draw:style-name="gr13" draw:text-style-name="P42" svg:x1="7.14cm" svg:y1="1.189cm" svg:x2="7.309cm" svg:y2="0.924cm"><text:p/></draw:line><draw:line draw:style-name="gr13" draw:text-style-name="P42" svg:x1="7.128cm" svg:y1="1.189cm" svg:x2="6.964cm" svg:y2="0.924cm"><text:p/></draw:line></draw:g><draw:g draw:style-name="gr11"><draw:line draw:style-name="gr13" draw:text-style-name="P42" svg:x1="9.927cm" svg:y1="1.055cm" svg:x2="10.086cm" svg:y2="0.843cm"><text:p/></draw:line><draw:line draw:style-name="gr13" draw:text-style-name="P42" svg:x1="9.928cm" svg:y1="1.055cm" svg:x2="9.716cm" svg:y2="0.843cm"><text:p/></draw:line></draw:g><draw:g draw:style-name="gr11"><draw:line draw:style-name="gr13" draw:text-style-name="P42" svg:x1="16.408cm" svg:y1="1.189cm" svg:x2="16.17cm" svg:y2="0.924cm"><text:p/></draw:line><draw:line draw:style-name="gr13" draw:text-style-name="P42" svg:x1="16.411cm" svg:y1="1.189cm" svg:x2="16.596cm" svg:y2="0.924cm"><text:p/></draw:line></draw:g><draw:g draw:style-name="gr11"><draw:line draw:style-name="gr13" draw:text-style-name="P42" svg:x1="14.609cm" svg:y1="4.417cm" svg:x2="14.9cm" svg:y2="4.071cm"><text:p/></draw:line><draw:line draw:style-name="gr13" draw:text-style-name="P42" svg:x1="14.609cm" svg:y1="4.417cm" svg:x2="14.817cm" svg:y2="4.655cm"><text:p/></draw:line></draw:g><draw:g draw:style-name="gr11"><draw:line draw:style-name="gr13" draw:text-style-name="P42" svg:x1="12.933cm" svg:y1="0.949cm" svg:x2="13.155cm" svg:y2="0.711cm"><text:p/></draw:line><draw:line draw:style-name="gr13" draw:text-style-name="P42" svg:x1="12.922cm" svg:y1="0.951cm" svg:x2="12.679cm" svg:y2="0.686cm"><text:p/></draw:line></draw:g><draw:g draw:style-name="gr11"><draw:ellipse draw:style-name="gr14" draw:text-style-name="P47" svg:width="0.698cm" svg:height="0.798cm" svg:x="2.161cm" svg:y="1.665cm"><text:p text:style-name="P42">V</text:p></draw:ellipse><draw:line draw:style-name="gr15" draw:text-style-name="P42" svg:x1="2.561cm" svg:y1="1.166cm" svg:x2="2.561cm" svg:y2="1.665cm"><text:p/></draw:line><draw:line draw:style-name="gr15" draw:text-style-name="P42" svg:x1="2.561cm" svg:y1="1.166cm" svg:x2="4.335cm" svg:y2="1.168cm"><text:p/></draw:line><draw:line draw:style-name="gr15" draw:text-style-name="P42" svg:x1="2.561cm" svg:y1="2.462cm" svg:x2="2.561cm" svg:y2="2.861cm"><text:p/></draw:line><draw:line draw:style-name="gr15" draw:text-style-name="P42" svg:x1="2.561cm" svg:y1="2.861cm" svg:x2="4.335cm" svg:y2="2.861cm"><text:p/></draw:line></draw:g></draw:g></text:p>
      <text:p text:style-name="P10"><draw:line text:anchor-type="paragraph" draw:z-index="10" draw:style-name="gr9" draw:text-style-name="P42" svg:x1="4.253cm" svg:y1="0.482cm" svg:x2="3.953cm" svg:y2="0.482cm"><text:p/></draw:line></text:p>
      <text:p text:style-name="P10"><draw:frame text:anchor-type="paragraph" draw:z-index="9" draw:style-name="gr10" draw:text-style-name="P45" svg:width="0.699cm" svg:height="0.599cm" svg:x="1.462cm" svg:y="0.093cm"><draw:text-box><text:p text:style-name="P42">E</text:p></draw:text-box></draw:frame></text:p>
      <text:p text:style-name="P10"/>
      <text:p text:style-name="P10"/>
      <text:p text:style-name="P10"/>
      <text:p text:style-name="P10"><draw:g text:anchor-type="paragraph" draw:z-index="11" draw:style-name="gr1"><draw:line draw:style-name="gr8" draw:text-style-name="P42" svg:x1="3.854cm" svg:y1="0.24cm" svg:x2="4.253cm" svg:y2="0.24cm"><text:p/></draw:line><draw:line draw:style-name="gr8" draw:text-style-name="P42" svg:x1="4.053cm" svg:y1="0.44cm" svg:x2="4.053cm" svg:y2="0.041cm"><text:p/></draw:line></draw:g></text:p>
      <text:p text:style-name="P10"/>
      <text:p text:style-name="P10"><draw:g text:anchor-type="paragraph" draw:z-index="5" draw:style-name="gr1"><draw:line draw:style-name="gr13" draw:text-style-name="P42" svg:x1="11.065cm" svg:y1="0.522cm" svg:x2="11.33cm" svg:y2="0.176cm"><text:p/></draw:line><draw:line draw:style-name="gr13" draw:text-style-name="P42" svg:x1="11.065cm" svg:y1="0.522cm" svg:x2="11.33cm" svg:y2="0.76cm"><text:p/></draw:line></draw:g></text:p>
      <text:p text:style-name="P10"/>
      <text:p text:style-name="P29"/>
      <text:p text:style-name="P29">(This is the electron flow diagram – not the conventional flow diagram.)</text:p>
      <text:p text:style-name="P29"/>
      <text:p text:style-name="P10"><text:span text:style-name="T3">The symb</text:span>ol on the far left is voltmeter that reads the voltage E produced by the source. <text:s/><text:span text:style-name="T5">But that is not needed in this problem.</text:span></text:p>
      <text:p text:style-name="P10"/>
      <text:p text:style-name="P10">The symbol slightly right of the voltmeter is a source (battery, generator, wind mill, etc).</text:p>
      <text:p text:style-name="P10"/>
      <text:p text:style-name="P10">A zigzag symbol represents a consuming device (light bulb, coffee maker, personal computer, clock, microwave oven, etc). <text:s/>The electrical engineers will use the generic name 'resistor” for all such devices.</text:p>
      <text:p text:style-name="P10"/>
      <text:p text:style-name="P11">The electricity flows from the source (say battery) in the direction of the little arrows. <text:s/>Along the way the electricity flow through resistors (lights, stoves, clocks, etc). <text:s/>Each device places resistance on the current flow. <text:s/>Resistance in a circuit is measured in ohms designated as <text:s/>Ω. <text:s/><text:soft-page-break/>The unicode for <text:s/>Ω <text:s/>is <text:s/><text:span text:style-name="T21">0x</text:span>03A9. <text:s/><text:span text:style-name="T21">In Linux machines you hold down control+shift then enter ‘u’ followed by the unicode in hex. <text:s/></text:span></text:p>
      <text:p text:style-name="P10"/>
      <text:p text:style-name="P11">The diagram shows 4 sub-circuits, but <text:span text:style-name="T21">in practice </text:span>the number of sub circuits could be different. <text:s/><text:span text:style-name="T21">For us well will always assume 4 sub-circuits.</text:span></text:p>
      <text:p text:style-name="P10"/>
      <text:p text:style-name="P28">The user inputs 4 resistance numbers: <text:span text:style-name="T6">R</text:span><text:span text:style-name="T8">1</text:span>, <text:s/><text:span text:style-name="T6">R</text:span><text:span text:style-name="T7">2</text:span><text:span text:style-name="T10">, <text:s/>R</text:span><text:span text:style-name="T7">3</text:span><text:span text:style-name="T10">, <text:s/></text:span><text:span text:style-name="T9">and <text:s/></text:span><text:span text:style-name="T10">R</text:span><text:span text:style-name="T7">4</text:span><text:span text:style-name="T10"> . <text:s text:c="2"/></text:span><text:span text:style-name="T9">The program computes the total resistance according to the </text:span><text:span text:style-name="T11">equation discovered by Mr. </text:span><text:span text:style-name="T13">Jorge</text:span><text:span text:style-name="T12"> Simon Ohm, </text:span><text:span text:style-name="T11">namely: the value R </text:span><text:span text:style-name="T14">is </text:span><text:span text:style-name="T11">defined by the equation </text:span><text:span text:style-name="T11"><draw:frame draw:style-name="fr1" draw:name="Objeto2" text:anchor-type="as-char" svg:y="-0.494cm" svg:width="3.515cm" svg:height="0.751cm" draw:z-index="13"><draw:object xlink:href="./Object 2" xlink:type="simple" xlink:show="embed" xlink:actuate="onLoad"/><draw:image xlink:href="./ObjectReplacements/Object 2" xlink:type="simple" xlink:show="embed" xlink:actuate="onLoad"/><svg:desc>fórmula</svg:desc></draw:frame></text:span><text:span text:style-name="T11">.</text:span></text:p>
      <text:p text:style-name="P10"/>
      <text:p text:style-name="P10"/>
      <text:p text:style-name="P10"/>
      <text:p text:style-name="P5">Sample execution</text:p>
      <text:p text:style-name="P21"/>
      <text:p text:style-name="P21">Welcome to Parallel Circuits by Andrew Do.</text:p>
      <text:p text:style-name="P21">This program will automate finding the resistance in <text:span text:style-name="T25">a large</text:span> circuit.</text:p>
      <text:p text:style-name="P21">Please enter the resistance for each of the 4 circuits.</text:p>
      <text:p text:style-name="P21">Separate the inputs by white spaces and press enter after last value: <text:s/>3.0 <text:s/>2.0 <text:s/>5.0 <text:s/>6.0 &lt;enter&gt;</text:p>
      <text:p text:style-name="P21">The total resistance of the system is 8.88 ohms, <text:span text:style-name="T23">which required 423 ns to compute.</text:span></text:p>
      <text:p text:style-name="P21">The <text:span text:style-name="T25">resistance of the system</text:span> will be returned to the driver.</text:p>
      <text:p text:style-name="P21">Main received this number: <text:span text:style-name="T25">8.88</text:span></text:p>
      <text:p text:style-name="P37">Main will now return 0 to the operating system.</text:p>
      <text:p text:style-name="P10"/>
      <text:p text:style-name="P10"/>
      <text:p text:style-name="P6">System <text:span text:style-name="T26">calling </text:span>diagram</text:p>
      <text:p text:style-name="P2"/>
      <text:p text:style-name="P18"/>
      <text:p text:style-name="P17"><draw:line text:anchor-type="paragraph" draw:z-index="14" draw:name="Forma5" draw:style-name="gr6" draw:text-style-name="P42" svg:x1="13.6cm" svg:y1="5.179cm" svg:x2="13.618cm" svg:y2="5.863cm"><text:p/></draw:line><draw:line text:anchor-type="paragraph" draw:z-index="15" draw:name="Forma6" draw:style-name="gr6" draw:text-style-name="P42" svg:x1="4.533cm" svg:y1="5.179cm" svg:x2="4.533cm" svg:y2="5.81cm"><text:p/></draw:line><draw:g text:anchor-type="paragraph" draw:z-index="16" draw:style-name="gr1"><draw:frame draw:name="Forma2" draw:style-name="gr2" draw:text-style-name="P41" svg:width="3.423cm" svg:height="1.602cm" svg:x="7.267cm" svg:y="0.261cm"><draw:text-box><text:p text:style-name="P38"/><text:p text:style-name="P39">ohm</text:p><text:p text:style-name="P40"><text:tab/><text:tab/><text:tab/>C++</text:p></draw:text-box></draw:frame><draw:frame draw:name="Forma2" draw:style-name="gr2" draw:text-style-name="P41" svg:width="3.423cm" svg:height="1.602cm" svg:x="7.391cm" svg:y="2.96cm"><draw:text-box><text:p text:style-name="P38"/><text:p text:style-name="P39">resistance</text:p><text:p text:style-name="P40"><text:tab/><text:tab/><text:tab/>X86</text:p></draw:text-box></draw:frame><draw:frame draw:name="Forma2" draw:style-name="gr2" draw:text-style-name="P41" svg:width="3.423cm" svg:height="1.602cm" svg:x="2.734cm" svg:y="5.811cm"><draw:text-box><text:p text:style-name="P38"/><text:p text:style-name="P39">get_resistance</text:p><text:p text:style-name="P40"><text:tab/><text:tab/><text:tab/>C</text:p></draw:text-box></draw:frame><draw:frame draw:name="Forma2" draw:style-name="gr3" draw:text-style-name="P41" svg:width="3.423cm" svg:height="1.592cm" svg:x="7.391cm" svg:y="5.846cm"><draw:text-box><text:p text:style-name="P38"/><text:p text:style-name="P39">compute_resistance</text:p><text:p text:style-name="P40"><text:tab/><text:tab/><text:tab/>C++</text:p></draw:text-box></draw:frame><draw:frame draw:name="Forma2" draw:style-name="gr2" draw:text-style-name="P41" svg:width="3.423cm" svg:height="1.602cm" svg:x="11.783cm" svg:y="5.863cm"><draw:text-box><text:p text:style-name="P38"/><text:p text:style-name="P39">show_resistance</text:p><text:p text:style-name="P40"><text:tab/><text:tab/><text:tab/>C++</text:p></draw:text-box></draw:frame><draw:line draw:name="Forma1" draw:style-name="gr4" draw:text-style-name="P42" svg:x1="9.137cm" svg:y1="1.815cm" svg:x2="9.155cm" svg:y2="2.962cm"><text:p/></draw:line><draw:line draw:name="Forma3" draw:style-name="gr4" draw:text-style-name="P42" svg:x1="9.19cm" svg:y1="4.512cm" svg:x2="9.208cm" svg:y2="5.846cm"><text:p/></draw:line><draw:line draw:name="Forma4" draw:style-name="gr4" draw:text-style-name="P42" svg:x1="4.533cm" svg:y1="5.179cm" svg:x2="13.599cm" svg:y2="5.179cm"><text:p/></draw:line><draw:frame draw:name="Forma5" draw:style-name="gr5" draw:text-style-name="P43" svg:width="3.264cm" svg:height="1.609cm" svg:x="13.37cm" svg:y="0.152cm"><draw:text-box><text:p text:style-name="P42"/><text:p text:style-name="P42">Bash file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3"/>
      <text:p text:style-name="P1"/>
      <text:p text:style-name="P1"/>
      <text:p text:style-name="P1"/>
      <text:p text:style-name="P22">You will probably recognize how similar this system diagram is with the system diagram of Assignment 4.</text:p>
      <text:p text:style-name="P35">General discussion</text:p>
      <text:p text:style-name="P12"/>
      <text:p text:style-name="P22">Look closely. <text:s/>Computing electrical resistance is just like computing the area of a triangle (Assignment 4). <text:s/>For Heron’s equation you substitute Ohm’s equation.</text:p>
      <text:p text:style-name="P22"/>
      <text:p text:style-name="P22">So what new stuff do we learn here? <text:s/><text:span text:style-name="T22">The new stuff in this assignment is how to read the CPU clock. <text:s/>All of this happens inside the module “resistance”.</text:span></text:p>
      <text:p text:style-name="P22"/>
      <text:p text:style-name="P24">The module “resistance” enters a setup block in preparation to calling compute_resistance.</text:p>
      <text:p text:style-name="P24">Immediately before calling compute_resistance “resistance” reads the time in the cpu clock and stores that value in a safe place. <text:s/>The time read from the clock is the number of clock tics since boot-up happened. <text:s/>Tics is always an integer. <text:s/>It is not a float.</text:p>
      <text:p text:style-name="P24"/>
      <text:p text:style-name="P24">Then resistance calls compute_resistance <text:s/>When that function return the number of ohms to resistance then resistance immediately reads the clock again and saves the new clock time in another safe place. <text:s/>Now the module “resistance” has two values read from the clock. <text:s/>So it subtracts the early time from the latter time. <text:s/>The result is the number of tics “compute_resistance” required to complete its work. <text:s/><text:span text:style-name="T23">Next that same module divides the number of tics by the clock frequency (tics per ns) of your own cpu. <text:s/>The result is the number of nanoseconds (ns) required to execute the function compute_resistance.</text:span></text:p>
      <text:p text:style-name="P22"/>
      <text:p text:style-name="P25">There will be upcoming lectures about the system clock and computing elapsed time. <text:s/>For those who don’t want to wait the technique for reading the clock is to use two assembly instructions as a pair, namely:</text:p>
      <text:p text:style-name="P25"><text:tab/>cpuid</text:p>
      <text:p text:style-name="P25"><text:tab/>rdtsc</text:p>
      <text:p text:style-name="P25">Keep these two together. <text:s/>Don’t insert other instructions between them.</text:p>
      <text:p text:style-name="P25"/>
      <text:p text:style-name="P25">There is a lot you can do right now. <text:s/>Use Assignment 4 as a model. <text:s/>Modify Assignment 4 to compute electrical resistance rather than compute the area of a triangle.</text:p>
      <text:p text:style-name="P25"/>
      <text:p text:style-name="P25">After the lecture(s) on timing it will be easy to go back and insert the calculations for run-time of the one module “compute_resistance”.</text:p>
      <text:p text:style-name="P34">Data input validation</text:p>
      <text:p text:style-name="P27"/>
      <text:p text:style-name="P27">We should do this, but it is not required. <text:s/>A really professional program will verify that the inputted resistance values are all positive. <text:s/>That is a good idea, but we don’t have time. <text:s/>It is more important to focus on the cpu clock.</text:p>
      <text:p text:style-name="P27"/>
      <text:p text:style-name="P27"/>
      <text:p text:style-name="P27"/>
      <text:p text:style-name="P7">Now you are done. <text:s/>What are your options?</text:p>
      <text:p text:style-name="P1"/>
      <text:p text:style-name="P14">As a bare minimum put comments in all your source file showing your name, this course number, this assignment number, and one sentence of what the program is doing.</text:p>
      <text:p text:style-name="P1"/>
      <text:p text:style-name="P14">As usual your choices are these:</text:p>
      <text:p text:style-name="P14"/>
      <text:p text:style-name="P14">1. <text:s/>You may keep your program as a priva<text:span text:style-name="T24">te opus magnum</text:span>.</text:p>
      <text:p text:style-name="P1"/>
      <text:p text:style-name="P13">2. <text:s/><text:span text:style-name="T24">You can send the source code files to me. <text:s/>I will add your program to the rear of the queue. <text:s/>I will do whatever I can to empty the queue, get yours from the front of the queue, run it, and send you feedback about it.</text:span></text:p>
      <text:p text:style-name="P1"/>
      <text:p text:style-name="P26">When you send me software for review you have to make it look presentable. <text:s/>In past assignment I called it “professional software”. <text:s/>What you submit in the university has to be at the same quality standard as the software you will submit to your project leader on the job. <text:s/>The software you submit in this course or any other course required for this major has to be on the quality level of professionalism. <text:s/>There is a posted document at the class website explaining what are the characteristics of professional software.</text:p>
      <text:p text:style-name="P1"/>
      <text:p text:style-name="P15"/>
      <text:p text:style-name="P14"><text:span text:style-name="T2">Date for</text:span><text:span text:style-name="T1"> completion:</text:span><text:span text:style-name="T15"> <text:s/></text:span><text:span text:style-name="T16">May 9, 2020</text:span></text:p>
      <text:p text:style-name="P16"/>
      <text:p text:style-name="P14"/>
      <text:p text:style-name="P1"/>
      <text:p text:style-name="P1"/>
      <text:p text:style-name="P13"/>
      <text:p text:style-name="P13"/>
      <text:p text:style-name="P1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 9 Pitch" svg:font-family="'Courier 9 Pitch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andscape" style:family="paragraph" style:parent-style-name="Standard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905cm" fo:margin-bottom="1.905cm" fo:margin-left="1.905cm" fo:margin-right="1.90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499cm" fo:margin-bottom="1.499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MyLandscape" style:page-layout-name="Mpm3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4-08-21T17:33:12</meta:creation-date>
    <dc:date>2020-04-13T07:11:26.455088964</dc:date>
    <meta:editing-duration>PT5H26M27S</meta:editing-duration>
    <meta:editing-cycles>48</meta:editing-cycles>
    <meta:generator>LibreOffice/6.3.5.2$Linux_X86_64 LibreOffice_project/30$Build-2</meta:generator>
    <meta:print-date>2015-08-24T08:30:00.975552168</meta:print-date>
    <meta:document-statistic meta:table-count="0" meta:image-count="0" meta:object-count="1" meta:page-count="4" meta:paragraph-count="47" meta:word-count="1013" meta:character-count="6082" meta:non-whitespace-character-count="5054"/>
  </office:meta>
</office:document-meta>
</file>

<file path=Object 2/content.xml><?xml version="1.0" encoding="utf-8"?>
<math xmlns="http://www.w3.org/1998/Math/MathML">
  <semantics>
    <mrow>
      <mfrac>
        <mn>1</mn>
        <mi>R</mi>
      </mfrac>
      <mo stretchy="false">=</mo>
      <mrow>
        <mfrac>
          <mn>1</mn>
          <msub>
            <mi>R</mi>
            <mn>1</mn>
          </msub>
        </mfrac>
        <mo stretchy="false">+</mo>
        <mfrac>
          <mn>1</mn>
          <msub>
            <mi>R</mi>
            <mn>2</mn>
          </msub>
        </mfrac>
        <mo stretchy="false">+</mo>
        <mfrac>
          <mn>1</mn>
          <msub>
            <mi>R</mi>
            <mn>3</mn>
          </msub>
        </mfrac>
        <mo stretchy="false">+</mo>
        <mfrac>
          <mn>1</mn>
          <msub>
            <mi>R</mi>
            <mn>4</mn>
          </msub>
        </mfrac>
      </mrow>
    </mrow>
    <annotation encoding="StarMath 5.0">{1 over R} = {1 over  R_1} + {1 over R_2} + {1 over R_3} + { 1 over R_4} </annotation>
  </semantics>
</math>
</file>